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df00" draw:fill="solid" draw:fill-color="#cfdf00" draw:textarea-vertical-align="middle"/>
    </style:style>
    <style:style style:name="P1" style:family="paragraph">
      <loext:graphic-properties draw:fill="solid" draw:fill-color="#cfdf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5.661cm" svg:height="5.648cm" draw:transform="skewX (-0.0500909495322372) rotate (0.751189710058359) translate (0.299518072227478cm 1.06553463479515cm)" svg:viewBox="0 0 5662 5649" draw:points="0,0 1,5649 5662,5649 5662,4237 1416,4237 1415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08:25:05.431329236</meta:creation-date>
    <dc:date>2020-11-27T08:39:06.558179056</dc:date>
    <meta:editing-duration>PT10M12S</meta:editing-duration>
    <meta:editing-cycles>2</meta:editing-cycles>
    <meta:generator>LibreOffice/6.4.6.2$Linux_X86_64 LibreOffice_project/40$Build-2</meta:generator>
    <meta:document-statistic meta:object-count="1"/>
  </office:meta>
</office:document-meta>
</file>